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aca"/>
    </style:style>
    <style:style style:name="P2" style:family="paragraph" style:parent-style-name="Standard">
      <style:text-properties officeooo:paragraph-rsid="0014f1fe"/>
    </style:style>
    <style:style style:name="P3" style:family="paragraph" style:parent-style-name="Standard">
      <style:text-properties fo:font-weight="bold" officeooo:paragraph-rsid="0014f1fe" style:font-weight-asian="bold" style:font-weight-complex="bold"/>
    </style:style>
    <style:style style:name="P4" style:family="paragraph" style:parent-style-name="Standard">
      <style:text-properties fo:font-weight="bold" officeooo:paragraph-rsid="0013bac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Qual é a menor unidade de dados que o computador pode interpretar?</text:p>
      <text:p text:style-name="P4"/>
      <text:p text:style-name="P4">2. Oito Bytes equivale a quantos bits?</text:p>
      <text:p text:style-name="P4"/>
      <text:p text:style-name="P4">3. No computador, as letras, os números e os símbolos são todos chamados de caracteres e são codificados de acordo com a tabela ASCII. Um caractere, como a letra “A”, é representado no computador por quantos bits?</text:p>
      <text:p text:style-name="P1"/>
      <text:p text:style-name="P4">4. Assinale V para verdadeiro e F para falso as afirmações abaixo sobre quantidade de bits e velocidade de processador, barramento e transmissão de dados.</text:p>
      <text:p text:style-name="P1"/>
      <text:p text:style-name="P1">a. ( <text:s text:c="2"/>) A unidade MHz pode ser utilizada para medir a velocidade de transmissão de dados. </text:p>
      <text:p text:style-name="P1">b. ( <text:s text:c="2"/>) Uma placa-mãe com barramento de 800 MHz possibilita uma comunicação mais rápida entre os componentes internos do computador do que uma placa-mãe com barramento de 1333 MHz. </text:p>
      <text:p text:style-name="P1">c. ( <text:s text:c="2"/>) Um usuário tem dois pen drives: o primeiro tem uma capacidade de armazenamento de 8 GBytes, enquanto o segundo tem 16 GBytes. O primeiro pen drive está vazio e o segundo pen drive já tem 10 GBytes utilizados. Podemos afirmar que nessa situação o primeiro pen drive tem maior espaço disponível do que o segundo.</text:p>
      <text:p text:style-name="P1">d. ( <text:s text:c="2"/>) Um processador com velocidade de 3 GHz processa mais instruções do que um processador com velocidade de 333 MHz.</text:p>
      <text:p text:style-name="P1">e. ( <text:s text:c="2"/>) Uma memória RAM com capacidade de armazenamento de 8 MHz tem maior impacto no desempenho do computador do que uma memória RAM com capacidade de armazenamento de 4 MHz. </text:p>
      <text:p text:style-name="P1"/>
      <text:p text:style-name="P4">5. Supondo a situação de um usuário que digita um texto por meio de um teclado, explique o funcionamento de um computador relacionando o comportamento dos dados pelos componentes de memória, processador e barramento.</text:p>
      <text:p text:style-name="P1"/>
      <text:p text:style-name="P4">6. Relacione a primeira coluna com a segunda, no que se refere ao processador e suas partes internas:</text:p>
      <text:p text:style-name="P1"/>
      <text:p text:style-name="P1">a. CPU </text:p>
      <text:p text:style-name="P1"/>
      <text:p text:style-name="P1">b. Unidade de Controle </text:p>
      <text:p text:style-name="P1"/>
      <text:p text:style-name="P1">c. Unidade Lógica Aritmética</text:p>
      <text:p text:style-name="P1"/>
      <text:p text:style-name="P1">d. Registradores</text:p>
      <text:p text:style-name="P1"/>
      <text:p text:style-name="P1">( <text:s text:c="2"/>) É a parte que executa as instruções lógicas e aritméticas dos programas.</text:p>
      <text:p text:style-name="P1">( <text:s text:c="2"/>) É uma memória interna do processador que tem como característica pequeno armazenamento de dados e grande velocidade de acesso. <text:s text:c="58"/><text:tab/><text:tab/><text:tab/> <text:s text:c="3"/></text:p>
      <text:p text:style-name="P1">( <text:s text:c="2"/>) Parte central de um computador, funcionando como uma espécie de cérebro da máquina, realizando cálculos, fazendo tarefas, transformações e manipulações de dados. </text:p>
      <text:p text:style-name="P1">( <text:s text:c="2"/>) Faz o papel de gerente do processador, indica e fiscaliza o que deve ser feito e comanda os demais componentes do processador </text:p>
      <text:p text:style-name="P1"/>
      <text:p text:style-name="P3">7. Cite as principais diferenças entre a memória ROM e a memória RAM.</text:p>
      <text:p text:style-name="P2"/>
      <text:p text:style-name="P3">8. Preencha a tabela abaixo com os valores típicos de capacidade de armazenamento: Memória Capacidade de Armazenamento HD Pen drive DVD CD-ROM Disquete</text:p>
      <text:p text:style-name="P3"><text:soft-page-break/>9. O que possibilita a comunicação entre os diversos componentes existentes num computador? O que é placa-mãe?</text:p>
      <text:p text:style-name="P2"/>
      <text:p text:style-name="P2"><text:span text:style-name="T1">10. Descreva para que serve ou como funciona as seguintes teclas do teclado:</text:span></text:p>
      <text:p text:style-name="P2"/>
      <text:p text:style-name="P2">a. </text:p>
      <text:p text:style-name="P2">b. </text:p>
      <text:p text:style-name="P2">c.</text:p>
      <text:p text:style-name="P2"/>
      <text:p text:style-name="P3">11. Indique o significado dos cursores de mouse abaixo:</text:p>
      <text:p text:style-name="P2"/>
      <text:p text:style-name="P2">a. </text:p>
      <text:p text:style-name="P2">b. </text:p>
      <text:p text:style-name="P2">c.</text:p>
      <text:p text:style-name="P2">d.</text:p>
      <text:p text:style-name="P2">e. </text:p>
      <text:p text:style-name="P2"/>
      <text:p text:style-name="P2">1<text:span text:style-name="T1">2. Classifique os periféricos abaixo, indicando se eles são dispositivos de entrada ou saída:</text:span></text:p>
      <text:p text:style-name="P3"/>
      <text:p text:style-name="P2">a. Monitor </text:p>
      <text:p text:style-name="P2">b. Mouse </text:p>
      <text:p text:style-name="P2">c. Teclado</text:p>
      <text:p text:style-name="P2">d. Modem</text:p>
      <text:p text:style-name="P2">e. Pen drive </text:p>
      <text:p text:style-name="P2">f. Scanner </text:p>
      <text:p text:style-name="P2">g. Impressor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6:04:40.539000000</meta:creation-date>
    <dc:date>2021-07-19T16:25:50.888000000</dc:date>
    <meta:editing-duration>PT10M9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0" meta:word-count="500" meta:character-count="2983" meta:non-whitespace-character-count="2422"/>
  </office:meta>
</office:document-meta>
</file>